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center"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master-page-name="Standard">
      <style:paragraph-properties fo:margin-top="0in" fo:margin-bottom="0in" loext:contextual-spacing="false" fo:line-height="200%" fo:text-align="center" style:justify-single-word="false" style:page-number="1"/>
    </style:style>
    <style:style style:name="P5" style:family="paragraph" style:parent-style-name="Standard">
      <style:paragraph-properties fo:margin-left="0in" fo:margin-right="0in" fo:margin-top="0in" fo:margin-bottom="0in" loext:contextual-spacing="false" fo:line-height="200%" fo:text-indent="0.5in" style:auto-text-indent="false"/>
    </style:style>
    <style:style style:name="P6" style:family="paragraph" style:parent-style-name="Standard">
      <style:paragraph-properties fo:margin-left="0in" fo:margin-right="0in" fo:margin-top="0in" fo:margin-bottom="0in" loext:contextual-spacing="false" fo:line-height="200%" fo:text-indent="0in" style:auto-text-indent="false"/>
    </style:style>
    <style:style style:name="P7" style:family="paragraph" style:parent-style-name="Standard">
      <style:paragraph-properties fo:margin-left="0in" fo:margin-right="0in" fo:margin-top="0in" fo:margin-bottom="0in" loext:contextual-spacing="false" fo:line-height="200%" fo:text-align="center" style:justify-single-word="false" fo:text-indent="0in" style:auto-text-indent="false"/>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tyle="italic" style:font-name-asian="Calibri1" style:font-style-asian="italic" style:font-name-complex="Calibri1"/>
    </style:style>
    <style:style style:name="T4" style:family="text">
      <style:text-properties fo:color="#1155cc" style:font-name="Calibri" style:text-underline-style="solid" style:text-underline-width="auto" style:text-underline-color="font-color"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gress Report 2</text:span></text:p>
      <text:p text:style-name="P1"><text:span text:style-name="T1">My Github Repo:</text:span></text:p>
      <text:p text:style-name="P1"><text:a xlink:type="simple" xlink:href="https://github.com/liyili2/haskell-semantics/blob/brrmorre/haskell-syntax.k" text:style-name="Internet_20_link" text:visited-style-name="Visited_20_Internet_20_Link"><text:span text:style-name="T4">https://github.com/liyili2/haskell-semantics/blob/brrmorre/haskell-syntax.k</text:span></text:a></text:p>
      <text:p text:style-name="P1"><text:span text:style-name="T1">The Haskell 2010 report is the current official specification of the Haskell language. </text:span><text:a xlink:type="simple" xlink:href="https://www.haskell.org/onlinereport/haskell2010/" text:style-name="Internet_20_link" text:visited-style-name="Visited_20_Internet_20_Link"><text:span text:style-name="T4">https://www.haskell.org/onlinereport/haskell2010/</text:span></text:a></text:p>
      <text:p text:style-name="P1"><text:span text:style-name="T1">The grammar specified in section 10.5 of the Haskell 2010 report is a specification of the expanded syntax of haskell.</text:span></text:p>
      <text:p text:style-name="P1"><text:a xlink:type="simple" xlink:href="https://www.haskell.org/onlinereport/haskell2010/haskellch2.html#x7-210002.7" text:style-name="Internet_20_link" text:visited-style-name="Visited_20_Internet_20_Link"><text:span text:style-name="T4">https://www.haskell.org/onlinereport/haskell2010/haskellch2.html#x7-210002.7</text:span></text:a></text:p>
      <text:p text:style-name="P1"><text:span text:style-name="T1">As specified in section 2.7, the expanded syntax of haskell specifies haskell programs when written using semicolons and braces. However, these can be omitted in a real haskell program. The compiler will then utilize layout rules for certain grammar structures instead. These are specified in section 10.3</text:span></text:p>
      <text:p text:style-name="P1"><text:a xlink:type="simple" xlink:href="https://www.haskell.org/onlinereport/haskell2010/haskellch10.html#x17-17800010.3" text:style-name="Internet_20_link" text:visited-style-name="Visited_20_Internet_20_Link"><text:span text:style-name="T4">https://www.haskell.org/onlinereport/haskell2010/haskellch10.html#x17-17800010.3</text:span></text:a></text:p>
      <text:p text:style-name="P1"><text:span text:style-name="T1">The parser that I have written in K does not implement these layout rules and instead only can parse the expanded, layout insensitive syntax of haskell. It would require another script to convert a program written using the layout sensitive syntax into the expanded syntax in order to parse the program.</text:span></text:p>
      <text:p text:style-name="P1"><text:span text:style-name="T1">Haskell has a context free grammar.</text:span></text:p>
      <text:p text:style-name="P1"><text:a xlink:type="simple" xlink:href="https://www.haskell.org/onlinereport/haskell2010/haskellch10.html#x17-18000010.5" text:style-name="Internet_20_link" text:visited-style-name="Visited_20_Internet_20_Link"><text:span text:style-name="T4">https://www.haskell.org/onlinereport/haskell2010/haskellch10.html#x17-18000010.5</text:span></text:a></text:p>
      <text:p text:style-name="P1"><text:span text:style-name="T1"><text:tab/>Section 10.1 specifies the notation used in the grammar.</text:span></text:p>
      <text:p text:style-name="P1"><text:a xlink:type="simple" xlink:href="https://www.haskell.org/onlinereport/haskell2010/haskellch10.html#x17-17600010.1" text:style-name="Internet_20_link" text:visited-style-name="Visited_20_Internet_20_Link"><text:span text:style-name="T4">https://www.haskell.org/onlinereport/haskell2010/haskellch10.html#x17-17600010.1</text:span></text:a></text:p>
      <text:p text:style-name="P1"><text:span text:style-name="T1">The notation of 10.1 are always in </text:span><text:span text:style-name="T2">bold</text:span><text:span text:style-name="T1"> in the grammar. So</text:span></text:p>
      <text:p text:style-name="P2"><text:span text:style-name="T3">qvarid</text:span><text:span text:style-name="T1"> -&gt; </text:span><text:span text:style-name="T2">[</text:span><text:span text:style-name="T1"> </text:span><text:span text:style-name="T3">modid . </text:span><text:span text:style-name="T2">]</text:span><text:span text:style-name="T3"> varid</text:span></text:p>
      <text:p text:style-name="P1"><text:span text:style-name="T1">Means that ‘</text:span><text:span text:style-name="T3">modid .</text:span><text:span text:style-name="T1">’ is optional, and the brackets ‘</text:span><text:span text:style-name="T2">[ ]</text:span><text:span text:style-name="T1">’ are not part of the haskell code, but the period ‘.’ is part of the haskell code. Any symbol that is not in bold needs to be written in the program in order to parse correctly.</text:span></text:p>
      <text:p text:style-name="P5"><text:span text:style-name="T1">There are a lot of parts of the grammar that were tricky for me to implement in K. For instance, a sort definition with an optional part could be just written using a ‘|’ in the K syntax. So </text:span></text:p>
      <text:p text:style-name="P2"><text:span text:style-name="T3">qvarid</text:span><text:span text:style-name="T1"> -&gt; </text:span><text:span text:style-name="T2">[</text:span><text:span text:style-name="T1"> </text:span><text:span text:style-name="T3">modid . </text:span><text:span text:style-name="T2">]</text:span><text:span text:style-name="T3"> varid</text:span></text:p>
      <text:p text:style-name="P6"><text:span text:style-name="T1">Is written in my K syntax as</text:span></text:p>
      <text:p text:style-name="P7"><text:span text:style-name="T1">syntax QVarId ::= VarId | ModId "." VarId [klabel('qVarIdCon)]</text:span></text:p>
      <text:p text:style-name="P6"><text:span text:style-name="T1">However, an issue arises when you have something written like</text:span></text:p>
      <text:p text:style-name="P7"><text:span text:style-name="T1">data </text:span><text:span text:style-name="T2">[</text:span><text:span text:style-name="T1">context =&gt;</text:span><text:span text:style-name="T2">]</text:span><text:span text:style-name="T1"> simpletype </text:span><text:span text:style-name="T2">[</text:span><text:span text:style-name="T1">= constrs</text:span><text:span text:style-name="T2">]</text:span><text:span text:style-name="T1"> </text:span><text:span text:style-name="T2">[</text:span><text:span text:style-name="T1">deriving</text:span><text:span text:style-name="T2">]</text:span></text:p>
      <text:p text:style-name="P6"><text:span text:style-name="T1">As an option for the definition of the topdecl sort. What I did was, for each optional part, replace the optional part with a new sort. For instance, I replaced </text:span><text:span text:style-name="T2">[</text:span><text:span text:style-name="T1"> context =&gt; </text:span><text:span text:style-name="T2">]</text:span><text:span text:style-name="T1"> with a new sort called OptContext. Then I just specified</text:span></text:p>
      <text:p text:style-name="P7"><text:span text:style-name="T1">syntax OptContext ::= Context "=&gt;" | "" [onlyLabel, klabel('emptyContext)]</text:span></text:p>
      <text:p text:style-name="P5"><text:span text:style-name="T1">I ran into an issue where floats and integers did not parse correctly. They caused parsing errors due to ambiguity of parsing. For example the number 123.45 had ambiguity where the parser did not know if 1, 12, or 123 where integers, and if 5 was an integer, or if the entire thing was one float. Normally in K, different tokens are separated with whitespaces. However, for some reason the parser had difficulty here. Initially, I added a workaround by requiring parentheses around each function application and pattern. So for functions f, y, and z, if we were to write f applied to y applied to z applied to 2, we would normally write...</text:span></text:p>
      <text:p text:style-name="P2"><text:soft-page-break/><text:span text:style-name="T1">f y z 2</text:span></text:p>
      <text:p text:style-name="P1"><text:span text:style-name="T1">With the parentheses notation it looked like</text:span></text:p>
      <text:p text:style-name="P2"><text:span text:style-name="T1">f (y (z (2)))</text:span></text:p>
      <text:p text:style-name="P1"><text:span text:style-name="T1">This caused the programs to quickly look unreadable. So I instead opted to only require that integers and floats have parentheses surrounding them.</text:span></text:p>
      <text:p text:style-name="P2"><text:span text:style-name="T1">f y z (2)</text:span></text:p>
      <text:p text:style-name="P1"><text:span text:style-name="T1">This fixed the issue.</text:span></text:p>
      <text:p text:style-name="P5"><text:span text:style-name="T1">I ran into another issue where a program with a variable called ‘size’ did not parse. I found out that this is because ‘size’ is a k keyword. So I just specified that a variable could be a variable token, or “size”.</text:span></text:p>
      <text:p text:style-name="P7"><text:span text:style-name="T1">syntax VarId ::= Token{[a-z\_][a-z A-Z\_0-9\']*} [onlyLabel] | "size" [onlyLabe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Bradley Morr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569" meta:character-count="3612" meta:non-whitespace-character-count="3075"/>
    <meta:generator>LibreOfficeDev/5.1.0.3$Linux_X86_64 LibreOffice_project/</meta:generator>
  </office:meta>
</office:document-meta>
</file>